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1LVL4" text:bullet-char="">
        <style:list-level-properties text:space-before="1.75in" text:min-label-width="0.25in"/>
        <style:text-properties style:font-name="Wingdings"/>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3937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5in" text:min-label-width="0.25in"/>
        <style:text-properties style:font-name="Calibri"/>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Calibri"/>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Standard" style:family="paragraph">
      <style:paragraph-properties fo:text-align="justify"/>
    </style:style>
    <style:style style:name="P3" style:parent-style-name="Standard" style:family="paragraph">
      <style:paragraph-properties fo:text-align="justify"/>
      <style:text-properties style:text-underline-type="single" style:text-underline-style="solid" style:text-underline-width="auto" style:text-underline-mode="continuous"/>
    </style:style>
    <style:style style:name="P4" style:parent-style-name="Listenabsatz" style:list-style-name="LFO12" style:family="paragraph">
      <style:paragraph-properties fo:text-align="justify"/>
    </style:style>
    <style:style style:name="P5" style:parent-style-name="Listenabsatz" style:list-style-name="LFO12" style:family="paragraph">
      <style:paragraph-properties fo:text-align="justify"/>
    </style:style>
    <style:style style:name="P6" style:parent-style-name="Listenabsatz" style:list-style-name="LFO12" style:family="paragraph">
      <style:paragraph-properties fo:text-align="justify"/>
    </style:style>
    <style:style style:name="T7" style:parent-style-name="Absatz-Standardschriftart" style:family="text">
      <style:text-properties style:text-underline-type="single" style:text-underline-style="solid" style:text-underline-width="auto" style:text-underline-mode="continuous"/>
    </style:style>
    <style:style style:name="P8" style:parent-style-name="Standard" style:family="paragraph">
      <style:paragraph-properties fo:text-align="justify"/>
      <style:text-properties style:text-underline-type="single" style:text-underline-style="solid" style:text-underline-width="auto" style:text-underline-mode="continuous"/>
    </style:style>
    <style:style style:name="P9" style:parent-style-name="Standard" style:family="paragraph">
      <style:paragraph-properties fo:text-align="justify"/>
    </style:style>
    <style:style style:name="T10" style:parent-style-name="Absatz-Standardschriftart" style:family="text">
      <style:text-properties style:language-asian="de" style:country-asian="DE"/>
    </style:style>
    <style:style style:name="P11" style:parent-style-name="Standard" style:family="paragraph">
      <style:paragraph-properties fo:text-align="center"/>
      <style:text-properties fo:color="#000000"/>
    </style:style>
    <style:style style:name="P12" style:parent-style-name="Standard" style:family="paragraph">
      <style:paragraph-properties fo:text-align="justify"/>
    </style:style>
    <style:style style:name="T13" style:parent-style-name="Absatz-Standardschriftart" style:family="text">
      <style:text-properties style:language-asian="de" style:country-asian="DE"/>
    </style:style>
    <style:style style:name="P14" style:parent-style-name="Standard" style:family="paragraph">
      <style:paragraph-properties fo:text-align="center"/>
      <style:text-properties fo:color="#000000"/>
    </style:style>
    <style:style style:name="T15" style:parent-style-name="Absatz-Standardschriftart" style:family="text">
      <style:text-properties style:language-asian="de" style:country-asian="DE"/>
    </style:style>
    <style:style style:name="P16" style:parent-style-name="Standard" style:family="paragraph">
      <style:paragraph-properties fo:text-align="center"/>
      <style:text-properties fo:color="#000000"/>
    </style:style>
    <style:style style:name="T17" style:parent-style-name="Absatz-Standardschriftart" style:family="text">
      <style:text-properties style:language-asian="de" style:country-asian="DE"/>
    </style:style>
    <style:style style:name="T18" style:parent-style-name="Absatz-Standardschriftart" style:family="text">
      <style:text-properties style:language-asian="de" style:country-asian="DE"/>
    </style:style>
    <style:style style:name="T19" style:parent-style-name="Absatz-Standardschriftart" style:family="text">
      <style:text-properties style:language-asian="de" style:country-asian="DE"/>
    </style:style>
    <style:style style:name="T20" style:parent-style-name="Absatz-Standardschriftart" style:family="text">
      <style:text-properties style:language-asian="de" style:country-asian="DE"/>
    </style:style>
    <style:style style:name="P21" style:parent-style-name="Standard" style:family="paragraph">
      <style:paragraph-properties fo:text-align="center"/>
      <style:text-properties fo:color="#000000"/>
    </style:style>
    <style:style style:name="T22" style:parent-style-name="Absatz-Standardschriftart" style:family="text">
      <style:text-properties style:language-asian="de" style:country-asian="DE"/>
    </style:style>
    <style:style style:name="P23" style:parent-style-name="Standard" style:family="paragraph">
      <style:paragraph-properties fo:text-align="center"/>
      <style:text-properties fo:color="#000000"/>
    </style:style>
    <style:style style:name="T24" style:parent-style-name="Absatz-Standardschriftart" style:family="text">
      <style:text-properties style:language-asian="de" style:country-asian="DE"/>
    </style:style>
    <style:style style:name="P25" style:parent-style-name="Standard" style:family="paragraph">
      <style:paragraph-properties fo:text-align="center"/>
      <style:text-properties fo:color="#000000"/>
    </style:style>
    <style:style style:name="T26" style:parent-style-name="Absatz-Standardschriftart" style:family="text">
      <style:text-properties style:language-asian="de" style:country-asian="DE"/>
    </style:style>
    <style:style style:name="P27" style:parent-style-name="Standard" style:family="paragraph">
      <style:paragraph-properties fo:text-align="center"/>
      <style:text-properties fo:color="#000000" fo:font-size="9pt" style:font-size-asian="9pt" style:font-size-complex="9pt"/>
    </style:style>
    <style:style style:name="T28" style:parent-style-name="Absatz-Standardschriftart" style:family="text">
      <style:text-properties style:language-asian="de" style:country-asian="DE"/>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Listenabsatz" style:list-style-name="LFO1" style:family="paragraph">
      <style:paragraph-properties fo:text-align="justify"/>
    </style:style>
    <style:style style:name="P33" style:parent-style-name="Listenabsatz" style:list-style-name="LFO1" style:family="paragraph">
      <style:paragraph-properties fo:text-align="justify"/>
    </style:style>
    <style:style style:name="P34" style:parent-style-name="Listenabsatz" style:list-style-name="LFO1" style:family="paragraph">
      <style:paragraph-properties fo:text-align="justify"/>
    </style:style>
    <style:style style:name="P35" style:parent-style-name="Listenabsatz" style:list-style-name="LFO1" style:family="paragraph">
      <style:paragraph-properties fo:text-align="justify"/>
    </style:style>
    <style:style style:name="P36" style:parent-style-name="Listenabsatz" style:list-style-name="LFO1" style:family="paragraph">
      <style:paragraph-properties fo:text-align="justify"/>
    </style:style>
    <style:style style:name="P37" style:parent-style-name="Listenabsatz" style:list-style-name="LFO1" style:family="paragraph">
      <style:paragraph-properties fo:text-align="justify"/>
    </style:style>
    <style:style style:name="P38" style:parent-style-name="Listenabsatz" style:list-style-name="LFO1" style:family="paragraph">
      <style:paragraph-properties fo:text-align="justify"/>
    </style:style>
    <style:style style:name="P39" style:parent-style-name="Listenabsatz" style:list-style-name="LFO1" style:family="paragraph">
      <style:paragraph-properties fo:text-align="justify"/>
    </style:style>
    <style:style style:name="P40" style:parent-style-name="Standard" style:family="paragraph">
      <style:paragraph-properties fo:text-align="justify" fo:margin-left="0.25in">
        <style:tab-stops/>
      </style:paragraph-properties>
    </style:style>
    <style:style style:name="P41" style:parent-style-name="Listenabsatz" style:list-style-name="LFO1" style:family="paragraph">
      <style:paragraph-properties fo:text-align="justify"/>
    </style:style>
    <style:style style:name="P42" style:parent-style-name="Listenabsatz" style:list-style-name="LFO1" style:family="paragraph">
      <style:paragraph-properties fo:text-align="justify"/>
    </style:style>
    <style:style style:name="P43" style:parent-style-name="Listenabsatz" style:list-style-name="LFO1" style:family="paragraph">
      <style:paragraph-properties fo:text-align="justify"/>
    </style:style>
    <style:style style:name="P44" style:parent-style-name="Listenabsatz" style:list-style-name="LFO1" style:family="paragraph">
      <style:paragraph-properties fo:text-align="justify"/>
    </style:style>
    <style:style style:name="P45" style:parent-style-name="Listenabsatz" style:list-style-name="LFO1"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Listenabsatz" style:list-style-name="LFO2" style:family="paragraph">
      <style:paragraph-properties fo:text-align="justify"/>
    </style:style>
    <style:style style:name="P49" style:parent-style-name="Listenabsatz" style:list-style-name="LFO2"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Listenabsatz" style:list-style-name="LFO5" style:family="paragraph">
      <style:paragraph-properties fo:text-align="justify"/>
    </style:style>
    <style:style style:name="P54" style:parent-style-name="Listenabsatz" style:list-style-name="LFO5" style:family="paragraph">
      <style:paragraph-properties fo:text-align="justify"/>
    </style:style>
    <style:style style:name="T55" style:parent-style-name="Absatz-Standardschriftart" style:family="text">
      <style:text-properties style:font-name="Wingdings" style:font-name-asian="Wingdings" style:font-name-complex="Wingdings"/>
    </style:style>
    <style:style style:name="P56" style:parent-style-name="Listenabsatz" style:list-style-name="LFO1" style:family="paragraph">
      <style:paragraph-properties fo:text-align="justify"/>
    </style:style>
    <style:style style:name="P57" style:parent-style-name="Standard" style:family="paragraph">
      <style:paragraph-properties fo:text-align="justify"/>
    </style:style>
    <style:style style:name="P58" style:parent-style-name="Listenabsatz" style:list-style-name="LFO6" style:family="paragraph">
      <style:paragraph-properties fo:text-align="justify"/>
    </style:style>
    <style:style style:name="P59" style:parent-style-name="Listenabsatz" style:list-style-name="LFO6" style:family="paragraph">
      <style:paragraph-properties fo:text-align="justify"/>
    </style:style>
    <style:style style:name="P60" style:parent-style-name="Listenabsatz" style:list-style-name="LFO6" style:family="paragraph">
      <style:paragraph-properties fo:text-align="justify"/>
    </style:style>
    <style:style style:name="P61" style:parent-style-name="Listenabsatz" style:list-style-name="LFO5" style:family="paragraph">
      <style:paragraph-properties fo:text-align="justify"/>
    </style:style>
    <style:style style:name="P62" style:parent-style-name="Listenabsatz" style:list-style-name="LFO5" style:family="paragraph">
      <style:paragraph-properties fo:text-align="justify"/>
    </style:style>
    <style:style style:name="P63" style:parent-style-name="Listenabsatz" style:list-style-name="LFO5" style:family="paragraph">
      <style:paragraph-properties fo:text-align="justify"/>
    </style:style>
    <style:style style:name="P64" style:parent-style-name="Listenabsatz" style:list-style-name="LFO5" style:family="paragraph">
      <style:paragraph-properties fo:text-align="justify"/>
    </style:style>
    <style:style style:name="P65" style:parent-style-name="Standard" style:family="paragraph">
      <style:paragraph-properties fo:text-align="justify"/>
    </style:style>
    <style:style style:name="P66" style:parent-style-name="Listenabsatz" style:list-style-name="LFO4" style:family="paragraph">
      <style:paragraph-properties fo:text-align="justify"/>
    </style:style>
    <style:style style:name="P67" style:parent-style-name="Listenabsatz" style:list-style-name="LFO4" style:family="paragraph">
      <style:paragraph-properties fo:text-align="justify"/>
    </style:style>
    <style:style style:name="P68" style:parent-style-name="Listenabsatz" style:list-style-name="LFO4" style:family="paragraph">
      <style:paragraph-properties fo:text-align="justify"/>
    </style:style>
    <style:style style:name="P69" style:parent-style-name="Listenabsatz" style:list-style-name="LFO4" style:family="paragraph">
      <style:paragraph-properties fo:text-align="justify"/>
    </style:style>
    <style:style style:name="P70" style:parent-style-name="Standard" style:family="paragraph">
      <style:paragraph-properties fo:text-align="justify"/>
    </style:style>
    <style:style style:name="T71" style:parent-style-name="Absatz-Standardschriftart" style:family="text">
      <style:text-properties fo:font-weight="bold" style:font-weight-asian="bold" style:text-underline-type="single" style:text-underline-style="solid" style:text-underline-width="auto" style:text-underline-mode="continuous"/>
    </style:style>
    <style:style style:name="T72" style:parent-style-name="Fußnotenzeichen" style:family="text">
      <style:text-properties fo:font-weight="bold" style:font-weight-asian="bold" style:text-underline-type="single" style:text-underline-style="solid" style:text-underline-width="auto" style:text-underline-mode="continuous"/>
    </style:style>
    <style:style style:name="T73" style:parent-style-name="Absatz-Standardschriftart" style:family="text">
      <style:text-properties fo:font-weight="bold" style:font-weight-asian="bold" style:text-underline-type="single" style:text-underline-style="solid" style:text-underline-width="auto" style:text-underline-mode="continuous"/>
    </style:style>
    <style:style style:name="P74" style:parent-style-name="Standard" style:family="paragraph">
      <style:paragraph-properties fo:text-align="justify"/>
    </style:style>
    <style:style style:name="P75" style:parent-style-name="Listenabsatz" style:list-style-name="LFO7" style:family="paragraph">
      <style:paragraph-properties fo:text-align="justify"/>
    </style:style>
    <style:style style:name="T76" style:parent-style-name="Absatz-Standardschriftart" style:family="text">
      <style:text-properties style:font-name="Wingdings" style:font-name-asian="Wingdings" style:font-name-complex="Wingdings"/>
    </style:style>
    <style:style style:name="P77" style:parent-style-name="Listenabsatz" style:list-style-name="LFO7" style:family="paragraph">
      <style:paragraph-properties fo:text-align="justify"/>
    </style:style>
    <style:style style:name="P78" style:parent-style-name="Listenabsatz" style:list-style-name="LFO7"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Listenabsatz" style:list-style-name="LFO8" style:family="paragraph">
      <style:paragraph-properties fo:text-align="justify"/>
    </style:style>
    <style:style style:name="P82" style:parent-style-name="Listenabsatz" style:list-style-name="LFO8" style:family="paragraph">
      <style:paragraph-properties fo:text-align="justify"/>
    </style:style>
    <style:style style:name="P83" style:parent-style-name="Listenabsatz" style:list-style-name="LFO8" style:family="paragraph">
      <style:paragraph-properties fo:text-align="justify"/>
    </style:style>
    <style:style style:name="P84" style:parent-style-name="Listenabsatz" style:list-style-name="LFO8" style:family="paragraph">
      <style:paragraph-properties fo:text-align="justify"/>
    </style:style>
    <style:style style:name="P85" style:parent-style-name="Listenabsatz" style:list-style-name="LFO8" style:family="paragraph">
      <style:paragraph-properties fo:text-align="justify"/>
    </style:style>
    <style:style style:name="P86" style:parent-style-name="Listenabsatz" style:list-style-name="LFO8" style:family="paragraph">
      <style:paragraph-properties fo:text-align="justify"/>
    </style:style>
    <style:style style:name="P87" style:parent-style-name="Listenabsatz" style:list-style-name="LFO8" style:family="paragraph">
      <style:paragraph-properties fo:text-align="justify"/>
    </style:style>
    <style:style style:name="P88" style:parent-style-name="Listenabsatz" style:list-style-name="LFO8" style:family="paragraph">
      <style:paragraph-properties fo:text-align="justify"/>
    </style:style>
    <style:style style:name="P89" style:parent-style-name="Listenabsatz" style:list-style-name="LFO8" style:family="paragraph">
      <style:paragraph-properties fo:text-align="justify"/>
    </style:style>
    <style:style style:name="P90" style:parent-style-name="Listenabsatz" style:list-style-name="LFO8" style:family="paragraph">
      <style:paragraph-properties fo:text-align="justify"/>
    </style:style>
    <style:style style:name="P91" style:parent-style-name="Listenabsatz" style:list-style-name="LFO8" style:family="paragraph">
      <style:paragraph-properties fo:text-align="justify"/>
    </style:style>
    <style:style style:name="P92" style:parent-style-name="Listenabsatz" style:list-style-name="LFO8" style:family="paragraph">
      <style:paragraph-properties fo:text-align="justify"/>
    </style:style>
    <style:style style:name="P93" style:parent-style-name="Listenabsatz" style:list-style-name="LFO8" style:family="paragraph">
      <style:paragraph-properties fo:text-align="justify"/>
    </style:style>
    <style:style style:name="P94" style:parent-style-name="Listenabsatz" style:list-style-name="LFO8" style:family="paragraph">
      <style:paragraph-properties fo:text-align="justify"/>
    </style:style>
    <style:style style:name="P95" style:parent-style-name="Listenabsatz" style:list-style-name="LFO8" style:family="paragraph">
      <style:paragraph-properties fo:text-align="justify"/>
    </style:style>
    <style:style style:name="T96" style:parent-style-name="Absatz-Standardschriftart" style:family="text">
      <style:text-properties fo:font-style="italic" style:font-style-asian="italic"/>
    </style:style>
    <style:style style:name="P97" style:parent-style-name="Listenabsatz" style:list-style-name="LFO8" style:family="paragraph">
      <style:paragraph-properties fo:text-align="justify"/>
    </style:style>
    <style:style style:name="P98" style:parent-style-name="Listenabsatz" style:list-style-name="LFO8" style:family="paragraph">
      <style:paragraph-properties fo:text-align="justify"/>
    </style:style>
    <style:style style:name="P99" style:parent-style-name="Listenabsatz" style:list-style-name="LFO8" style:family="paragraph">
      <style:paragraph-properties fo:text-align="justify"/>
    </style:style>
    <style:style style:name="P100" style:parent-style-name="Listenabsatz" style:list-style-name="LFO8" style:family="paragraph">
      <style:paragraph-properties fo:text-align="justify"/>
    </style:style>
    <style:style style:name="P101" style:parent-style-name="Listenabsatz" style:list-style-name="LFO8"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Listenabsatz" style:list-style-name="LFO9" style:family="paragraph">
      <style:paragraph-properties fo:text-align="justify"/>
    </style:style>
    <style:style style:name="P105" style:parent-style-name="Listenabsatz" style:list-style-name="LFO9" style:family="paragraph">
      <style:paragraph-properties fo:text-align="justify"/>
    </style:style>
    <style:style style:name="P106" style:parent-style-name="Listenabsatz" style:list-style-name="LFO9" style:family="paragraph">
      <style:paragraph-properties fo:text-align="justify"/>
    </style:style>
    <style:style style:name="P107" style:parent-style-name="Listenabsatz" style:list-style-name="LFO9" style:family="paragraph">
      <style:paragraph-properties fo:text-align="justify"/>
    </style:style>
    <style:style style:name="P108" style:parent-style-name="Listenabsatz" style:list-style-name="LFO9" style:family="paragraph">
      <style:paragraph-properties fo:text-align="justify"/>
    </style:style>
    <style:style style:name="P109" style:parent-style-name="Listenabsatz" style:list-style-name="LFO9" style:family="paragraph">
      <style:paragraph-properties fo:text-align="justify"/>
    </style:style>
    <style:style style:name="P110" style:parent-style-name="Listenabsatz" style:list-style-name="LFO9" style:family="paragraph">
      <style:paragraph-properties fo:text-align="justify"/>
    </style:style>
    <style:style style:name="P111" style:parent-style-name="Listenabsatz" style:list-style-name="LFO9" style:family="paragraph">
      <style:paragraph-properties fo:text-align="justify"/>
    </style:style>
    <style:style style:name="P112" style:parent-style-name="Listenabsatz" style:list-style-name="LFO9"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Listenabsatz" style:list-style-name="LFO10" style:family="paragraph">
      <style:paragraph-properties fo:text-align="justify"/>
      <style:text-properties style:text-underline-type="single" style:text-underline-style="solid" style:text-underline-width="auto" style:text-underline-mode="continuous"/>
    </style:style>
    <style:style style:name="P116" style:parent-style-name="Listenabsatz" style:list-style-name="LFO9" style:family="paragraph">
      <style:paragraph-properties fo:text-align="justify"/>
    </style:style>
    <style:style style:name="P117" style:parent-style-name="Listenabsatz" style:list-style-name="LFO9" style:family="paragraph">
      <style:paragraph-properties fo:text-align="justify"/>
    </style:style>
    <style:style style:name="P118" style:parent-style-name="Listenabsatz" style:list-style-name="LFO9" style:family="paragraph">
      <style:paragraph-properties fo:text-align="justify"/>
    </style:style>
    <style:style style:name="P119" style:parent-style-name="Listenabsatz" style:list-style-name="LFO9" style:family="paragraph">
      <style:paragraph-properties fo:text-align="justify"/>
    </style:style>
    <style:style style:name="P120" style:parent-style-name="Listenabsatz" style:list-style-name="LFO9" style:family="paragraph">
      <style:paragraph-properties fo:text-align="justify"/>
    </style:style>
    <style:style style:name="P121" style:parent-style-name="Listenabsatz" style:list-style-name="LFO9" style:family="paragraph">
      <style:paragraph-properties fo:text-align="justify"/>
    </style:style>
    <style:style style:name="P122" style:parent-style-name="Listenabsatz" style:family="paragraph">
      <style:paragraph-properties fo:text-align="justify"/>
    </style:style>
    <style:style style:name="P123" style:parent-style-name="Listenabsatz" style:list-style-name="LFO10" style:family="paragraph">
      <style:paragraph-properties fo:text-align="justify"/>
      <style:text-properties style:text-underline-type="single" style:text-underline-style="solid" style:text-underline-width="auto" style:text-underline-mode="continuous"/>
    </style:style>
    <style:style style:name="P124" style:parent-style-name="Listenabsatz" style:list-style-name="LFO9" style:family="paragraph">
      <style:paragraph-properties fo:text-align="justify"/>
    </style:style>
    <style:style style:name="P125" style:parent-style-name="Listenabsatz" style:family="paragraph">
      <style:paragraph-properties fo:text-align="justify"/>
    </style:style>
    <style:style style:name="P126" style:parent-style-name="Listenabsatz" style:list-style-name="LFO9"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family="graphic" style:name="a6">
      <style:graphic-properties style:wrap="run-through" style:run-through="foreground" draw:fill="none" draw:stroke="solid" svg:stroke-width="0.01042in" svg:stroke-color="#4a7ebb" draw:marker-end="a5" svg:stroke-opacity="100%" style:horizontal-rel="paragraph" style:vertical-rel="paragraph" style:horizontal-pos="from-left" style:vertical-pos="from-top"/>
    </style:style>
    <style:style style:family="graphic" style:name="a0">
      <style:graphic-properties fo:wrap-option="wrap" fo:padding-top="0.05in" fo:padding-bottom="0.05in" fo:padding-left="0.1in" fo:padding-right="0.1in" draw:textarea-vertical-align="middle" draw:textarea-horizontal-align="left" style:wrap="parallel" style:wrap-contour="true" style:wrap-contour-mode="outside"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middle" draw:textarea-horizontal-align="left" style:wrap="parallel" style:wrap-contour="true" style:wrap-contour-mode="outside"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parallel" style:wrap-contour="true" style:wrap-contour-mode="outside"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1042in" svg:stroke-color="#4a7ebb" draw:marker-end="a7" svg:stroke-opacity="100%"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middle" draw:textarea-horizontal-align="left" style:wrap="parallel" style:wrap-contour="true" style:wrap-contour-mode="outside"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left" style:wrap="parallel" style:wrap-contour="true" style:wrap-contour-mode="outside" draw:fill="solid" draw:fill-color="#fcd5b5"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parallel" style:wrap-contour="true" style:wrap-contour-mode="outside" draw:fill="solid" draw:fill-color="#fcd5b5"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fo:wrap-option="wrap" fo:padding-top="0.05in" fo:padding-bottom="0.05in" fo:padding-left="0.1in" fo:padding-right="0.1in" draw:textarea-vertical-align="middle" draw:textarea-horizontal-align="left" style:wrap="parallel" style:wrap-contour="true" style:wrap-contour-mode="outside" draw:fill="solid" draw:fill-color="#fcd5b5"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solid" svg:stroke-width="0.01042in" svg:stroke-color="#4a7ebb" draw:marker-end="a3" svg:stroke-opacity="100%" style:horizontal-rel="paragraph" style:vertical-rel="paragraph" style:horizontal-pos="from-left" style:vertical-pos="from-top"/>
    </style:style>
    <style:style style:family="graphic" style:name="a14">
      <style:graphic-properties style:wrap="run-through" style:run-through="foreground" draw:fill="none" draw:stroke="solid" svg:stroke-width="0.01042in" svg:stroke-color="#4a7ebb" draw:marker-end="a13" svg:stroke-opacity="100%" style:horizontal-rel="paragraph" style:vertical-rel="paragraph" style:horizontal-pos="from-left" style:vertical-pos="from-top"/>
    </style:style>
  </office:automatic-styles>
  <office:body>
    <office:text text:use-soft-page-breaks="true">
      <text:p text:style-name="P1">Bestell- und Abrechnungssystem für Ärztegenossenschaft in Schleswig-Holstein</text:p>
      <text:p text:style-name="P2"/>
      <text:p text:style-name="P3">Zielsetzung:</text:p>
      <text:list text:style-name="LFO12" text:continue-numbering="true">
        <text:list-item>
          <text:p text:style-name="P4">Programmierung eines Abrechnungsmoduls für die<text:s/>OP-Zentren in SH.<text:s/>Das OP-Zentrum erhält eine neue Eingabemaske zur Übermittlung der Abrechnungsdaten an die ÄGSH.<text:s/></text:p>
        </text:list-item>
        <text:list-item>
          <text:p text:style-name="P5">Die ÄGSH erhält ein Modul, mit dem die<text:s/>Exel-Listen<text:s/>zur Abrechnung der IVOM<text:s/>von Apotheke und OP-Zentrum abgerufen werden können.</text:p>
        </text:list-item>
        <text:list-item>
          <text:p text:style-name="P6"><text:span text:style-name="T7">Optional</text:span>: Programmierung einer GDT-Schnittstelle, um die Patientendaten von der Versicherungskarte des Patienten einlesen zu können und in die Bestell- und Abrechnungssoftware des Ophthalmo-Service übertragen zu können.</text:p>
        </text:list-item>
      </text:list>
      <text:p text:style-name="P8">Prozessübersicht:</text:p>
      <text:p text:style-name="P9"><text:span text:style-name="T10"><draw:custom-shape svg:x="2.42222in" svg:y="0.14444in" svg:width="0.875in" svg:height="0.42708in" draw:z-index="251669504" draw:id="id0" draw:style-name="a0" draw:name="Rechteck 7" text:anchor-type="paragraph"><svg:title/><svg:desc/><text:p text:style-name="P11">Bestellung</text:p><draw:enhanced-geometry draw:type="non-primitive" svg:viewBox="0 0 21600 21600" draw:enhanced-path="M 0 0 L 21600 0 21600 21600 0 21600 Z N"/></draw:custom-shape></text:span></text:p>
      <text:p text:style-name="P12"><text:span text:style-name="T13"><draw:custom-shape svg:x="0.51597in" svg:y="0.88472in" svg:width="1.07292in" svg:height="0.42708in" draw:z-index="251675648" draw:id="id1" draw:style-name="a1" draw:name="Rechteck 11" text:anchor-type="paragraph"><svg:title/><svg:desc/><text:p text:style-name="P14">Abrechnung</text:p><draw:enhanced-geometry draw:type="non-primitive" svg:viewBox="0 0 21600 21600" draw:enhanced-path="M 0 0 L 21600 0 21600 21600 0 21600 Z N"/></draw:custom-shape></text:span><text:span text:style-name="T15"><draw:custom-shape svg:x="4.08889in" svg:y="0.88472in" svg:width="1.07292in" svg:height="0.42708in" draw:z-index="251677696" draw:id="id2" draw:style-name="a2" draw:name="Rechteck 12" text:anchor-type="paragraph"><svg:title/><svg:desc/><text:p text:style-name="P16">Abrechnung</text:p><draw:enhanced-geometry draw:type="non-primitive" svg:viewBox="0 0 21600 21600" draw:enhanced-path="M 0 0 L 21600 0 21600 21600 0 21600 Z N"/></draw:custom-shape></text:span><text:span text:style-name="T17"><draw:connector draw:type="line" svg:x1="4.18264in" svg:y1="0.59306in" svg:x2="3.48472in" svg:y2="1.68681in" draw:z-index="251679744" draw:id="id3" draw:style-name="a4" draw:name="Gerade Verbindung mit Pfeil 13" text:anchor-type="paragraph"><svg:title/><svg:desc/></draw:connector></text:span><text:span text:style-name="T18"><draw:connector draw:type="line" svg:x1="1.58889in" svg:y1="0.59306in" svg:x2="2.25556in" svg:y2="1.68681in" draw:z-index="251673600" draw:id="id4" draw:style-name="a6" draw:name="Gerade Verbindung mit Pfeil 9" text:anchor-type="paragraph"><svg:title/><svg:desc/></draw:connector></text:span><text:span text:style-name="T19"><draw:connector draw:type="line" svg:x1="3.68264in" svg:y1="0.32153in" svg:x2="2.07847in" svg:y2="0.32153in" draw:z-index="251666432" draw:id="id5" draw:style-name="a8" draw:name="Gerade Verbindung mit Pfeil 5" text:anchor-type="paragraph"><svg:title/><svg:desc/></draw:connector></text:span><text:span text:style-name="T20"><draw:custom-shape svg:x="2.42222in" svg:y="1.81181in" svg:width="0.875in" svg:height="0.42708in" draw:z-index="251663360" draw:id="id6" draw:style-name="a9" draw:name="Rechteck 3" text:anchor-type="paragraph"><svg:title/><svg:desc/><text:p text:style-name="P21">ÄGSH</text:p><draw:enhanced-geometry draw:type="non-primitive" svg:viewBox="0 0 21600 21600" draw:enhanced-path="M 0 0 L 21600 0 21600 21600 0 21600 Z N"/></draw:custom-shape></text:span><text:span text:style-name="T22"><draw:custom-shape svg:x="2.43264in" svg:y="0.45764in" svg:width="0.875in" svg:height="0.42708in" draw:z-index="251671552" draw:id="id7" draw:style-name="a10" draw:name="Rechteck 8" text:anchor-type="paragraph"><svg:title/><svg:desc/><text:p text:style-name="P23">Lieferung</text:p><draw:enhanced-geometry draw:type="non-primitive" svg:viewBox="0 0 21600 21600" draw:enhanced-path="M 0 0 L 21600 0 21600 21600 0 21600 Z N"/></draw:custom-shape></text:span><text:span text:style-name="T24"><draw:custom-shape svg:x="3.83889in" svg:y="0.02014in" svg:width="0.875in" svg:height="0.42708in" draw:z-index="251661312" draw:id="id8" draw:style-name="a11" draw:name="Rechteck 2" text:anchor-type="paragraph"><svg:title/><svg:desc/><text:p text:style-name="P25">Apotheke</text:p><draw:enhanced-geometry draw:type="non-primitive" svg:viewBox="0 0 21600 21600" draw:enhanced-path="M 0 0 L 21600 0 21600 21600 0 21600 Z N"/></draw:custom-shape></text:span><text:span text:style-name="T26"><draw:custom-shape svg:x="1.13056in" svg:y="0.02014in" svg:width="0.875in" svg:height="0.42708in" draw:z-index="251659264" draw:id="id9" draw:style-name="a12" draw:name="Rechteck 1" text:anchor-type="paragraph"><svg:title/><svg:desc/><text:p text:style-name="P27">OP-Zentrum</text:p><draw:enhanced-geometry draw:type="non-primitive" svg:viewBox="0 0 21600 21600" draw:enhanced-path="M 0 0 L 21600 0 21600 21600 0 21600 Z N"/></draw:custom-shape></text:span><text:span text:style-name="T28"><draw:connector draw:type="line" svg:x1="2.12014in" svg:y1="0.12431in" svg:x2="3.68264in" svg:y2="0.12431in" draw:z-index="251664384" draw:id="id10" draw:style-name="a14" draw:name="Gerade Verbindung mit Pfeil 4" text:anchor-type="paragraph"><svg:title/><svg:desc/></draw:connector></text:span><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9"/>
      <text:p text:style-name="P30">Die Praxis bestellt die Medikamente über die Software des Ophthalmo-Service (<text:a xlink:href="http://ophthalmo-service.de/" office:target-frame-name="_top" xlink:show="replace"><text:span text:style-name="Hyperlink">http://ophthalmo-service.de/</text:span></text:a>). Die Apotheke nimmt die Bestellung entgegen, stellt die Medikamente her und liefert diese an die Praxis aus.<text:s/></text:p>
      <text:p text:style-name="P31">Die Abrechnung der Praxis gegenüber der ÄGSH beinhaltet die folgenden Teile:</text:p>
      <text:list text:style-name="LFO1" text:continue-numbering="true">
        <text:list-item>
          <text:p text:style-name="P32">Einverständniserklärung des Patienten</text:p>
        </text:list-item>
        <text:list-item>
          <text:p text:style-name="P33">Dokumentationsbogen Patienten</text:p>
        </text:list-item>
        <text:list-item>
          <text:p text:style-name="P34">Abrechnungsübersicht (EXEL)</text:p>
          <text:list text:continue-numbering="true">
            <text:list-item>
              <text:p text:style-name="P35">Vertrag - BDOC</text:p>
            </text:list-item>
            <text:list-item>
              <text:p text:style-name="P36">Vertrag – ÄGSH</text:p>
            </text:list-item>
          </text:list>
        </text:list-item>
        <text:list-item>
          <text:p text:style-name="P37">Abtretungserklärung (nur bei AOK)</text:p>
          <text:list text:continue-numbering="true">
            <text:list-item>
              <text:p text:style-name="P38"/>
            </text:list-item>
            <text:list-item>
              <text:p text:style-name="P39"/>
            </text:list-item>
          </text:list>
        </text:list-item>
      </text:list>
      <text:soft-page-break/>
      <text:p text:style-name="P40">Bei der Abrechnung der Praxis können die folgenden Fehler auftreten (z.B. durch Kopieren der Patientendaten):</text:p>
      <text:list text:style-name="LFO1" text:continue-numbering="true">
        <text:list-item>
          <text:list>
            <text:list-item>
              <text:list>
                <text:list-item>
                  <text:p text:style-name="P41">OP-Datum falsch<text:s/></text:p>
                </text:list-item>
                <text:list-item>
                  <text:p text:style-name="P42">Nachsorge falsch</text:p>
                </text:list-item>
                <text:list-item>
                  <text:p text:style-name="P43">Versicherten-Nummer falsch</text:p>
                </text:list-item>
                <text:list-item>
                  <text:p text:style-name="P44">IK-Nummer falsch</text:p>
                </text:list-item>
                <text:list-item>
                  <text:p text:style-name="P45">RA/LA-Auge, Indikation + Pseudoziffer</text:p>
                </text:list-item>
              </text:list>
            </text:list-item>
          </text:list>
        </text:list-item>
      </text:list>
      <text:p text:style-name="P46"/>
      <text:p text:style-name="P47">Die Abrechnung der Apotheke gegenüber der ÄGSH beinhaltet die folgenden Teile:</text:p>
      <text:list text:style-name="LFO2" text:continue-numbering="true">
        <text:list-item>
          <text:p text:style-name="P48">Abrechnungsübersicht (EXEL)</text:p>
          <text:list text:continue-numbering="true">
            <text:list-item>
              <text:p text:style-name="P49"/>
            </text:list-item>
          </text:list>
        </text:list-item>
      </text:list>
      <text:p text:style-name="P50"><text:s text:c="2"/></text:p>
      <text:p text:style-name="P51">Die Abrechnungsunterlagen der Praxis sowie der beliefernden Apotheke werden zur weiteren Bearbeitung an die ÄGSH geschickt. Die EXEL-Listen aus Praxis und Apotheke werden abgeglichen und die Vollständigkeit von Dokumentationsbogen, Einverständniserklärung und Rezept (sind alles Rezepte vorhanden?) überprüft. Die Rezepte der BKK vor Ort werden bedruckt, bei allen anderen Kassen kann hierauf verzichtet werden.<text:s/></text:p>
      <text:p text:style-name="P52">Der weitere Abrechnungsprozess bei der ÄGSH sieht wie folgt aus:</text:p>
      <text:list text:style-name="LFO5" text:continue-numbering="true">
        <text:list-item>
          <text:p text:style-name="P53">Die korrigierte Exel-Liste wird zur weiteren Verarbeitung eingespielt und für den Versand an die Krankenkasse automatisch aufbereitet.</text:p>
        </text:list-item>
        <text:list-item>
          <text:p text:style-name="P54">Trennung der Exel-Liste nach KK<text:s/><text:span text:style-name="T55"></text:span><text:s/>aus der Ziffer wird ein €-Betrag generiert</text:p>
        </text:list-item>
      </text:list>
      <text:list text:style-name="LFO1" text:continue-numbering="true">
        <text:list-item>
          <text:list>
            <text:list-item>
              <text:p text:style-name="P56">Abrechnung BDOC-Vertrag<text:span text:style-name="Fußnotenzeichen"><text:note text:note-class="footnote" text:id="_ftn0"><text:note-citation>1</text:note-citation><text:note-body><text:p text:style-name="P57"><text:s/>Anmerkungen: Verteilung der Verträge (BDOC – 60% / GOA<text:tab/><text:s/>- 40%), der GOA-Vertrag ist einfacher umzusetzen, da eine direkte Abrechnung mit der KK erfolgt:</text:p><text:list text:style-name="LFO6" text:continue-numbering="true"><text:list-item><text:p text:style-name="P58">Exellisten sind identisch</text:p></text:list-item><text:list-item><text:p text:style-name="P59">Rezepte an KK</text:p></text:list-item><text:list-item><text:p text:style-name="P60">Keine Abrechnungsformulare</text:p></text:list-item></text:list><text:p text:style-name="Fußnotentext"/></text:note-body></text:note></text:span><text:s/>(Kontrolle Abrechnungsformular):</text:p>
            </text:list-item>
          </text:list>
        </text:list-item>
      </text:list>
      <text:list text:style-name="LFO5" text:continue-numbering="true">
        <text:list-item>
          <text:list>
            <text:list-item>
              <text:list>
                <text:list-item>
                  <text:p text:style-name="P61">Fehlen Kreuze?</text:p>
                </text:list-item>
                <text:list-item>
                  <text:p text:style-name="P62">AM-Preise eingetragen?</text:p>
                </text:list-item>
                <text:list-item>
                  <text:p text:style-name="P63">Preise für Abrechnung zusammenzählen</text:p>
                </text:list-item>
              </text:list>
            </text:list-item>
            <text:list-item>
              <text:p text:style-name="P64">Abrechnung GOA-Vertrag</text:p>
            </text:list-item>
          </text:list>
        </text:list-item>
      </text:list>
      <text:p text:style-name="P65">Der Prozess der Nachsorgedokumentation läuft wie folgt ab:</text:p>
      <text:list text:style-name="LFO4" text:continue-numbering="true">
        <text:list-item>
          <text:p text:style-name="P66">OP-Zentrum gibt dem Patienten den Nachsorgebogen mit</text:p>
        </text:list-item>
        <text:list-item>
          <text:p text:style-name="P67">Zuweiser füllt den Nachsorgebogen aus und schickt diesen an die ÄGSH</text:p>
        </text:list-item>
        <text:list-item>
          <text:p text:style-name="P68">ÄGSH für Abrechnungsbogen sowie Nachsorgebogen zusammen</text:p>
        </text:list-item>
        <text:list-item>
          <text:p text:style-name="P69">Daten der Zuweiserbögen<text:span text:style-name="Fußnotenzeichen"><text:note text:note-class="footnote" text:id="_ftn1"><text:note-citation>2</text:note-citation><text:note-body><text:p text:style-name="Fußnotentext"><text:s/>Die Nachsorge kann auch zu einem späteren Zeitpunkt abgerechnet werden.</text:p></text:note-body></text:note></text:span><text:s/>werden im System erfasst.<text:s/></text:p>
        </text:list-item>
      </text:list>
      <text:soft-page-break/>
      <text:p text:style-name="P70"><text:span text:style-name="T71">Herausforderung OCT</text:span><text:span text:style-name="T72"><text:note text:note-class="footnote" text:id="_ftn2"><text:note-citation>3</text:note-citation><text:note-body><text:p text:style-name="Fußnotentext"><text:s/>Keine generelle Kontrolle der Anzahl der OCT – bei Auffälligkeiten streicht die KK zu viele OCT-Abrechnungen</text:p></text:note-body></text:note></text:span><text:span text:style-name="T73">:</text:span><text:s/></text:p>
      <text:p text:style-name="P74">Wenn das OP-Zentrum die Durchführung des OCTs an den Zuweiser delegiert, dann muss der Zuweiser die Daten an das OP-Zentrum übermitteln<text:span text:style-name="Fußnotenzeichen"><text:note text:note-class="footnote" text:id="_ftn3"><text:note-citation>4</text:note-citation><text:note-body><text:p text:style-name="Fußnotentext"><text:s/>Es gibt kein Dokument für die Übermittlung der Daten an das OP-Zentrum.</text:p></text:note-body></text:note></text:span>, denn der Zuweiser kann selbst nicht mit der ÄGSH abrechnen:</text:p>
      <text:list text:style-name="LFO7" text:continue-numbering="true">
        <text:list-item>
          <text:p text:style-name="P75">Delegationsvereinbarung zwischen OP-Zentrum und Zuweiser<text:s/><text:span text:style-name="T76"></text:span><text:s/>Beauftragung der ÄGSH an den Zuweiser das Honorar auszuzahlen.</text:p>
        </text:list-item>
        <text:list-item>
          <text:p text:style-name="P77">OP-Zentrum führt OCT-Patient in Exel-Liste auf</text:p>
        </text:list-item>
        <text:list-item>
          <text:p text:style-name="P78">ÄGSH zahl Honorar für OCT direkt an den Zuweiser aus.</text:p>
        </text:list-item>
      </text:list>
      <text:p text:style-name="P79"/>
      <text:p text:style-name="P80">Abrechnung (Exel-Liste) durch OP-Zentrum:</text:p>
      <text:list text:style-name="LFO8" text:continue-numbering="true">
        <text:list-item>
          <text:p text:style-name="P81">BS-Nr<text:s/><text:tab/><text:tab/><text:tab/><text:tab/><text:tab/>(Betriebsstättennummer<text:s/>des OP-Zentrums)</text:p>
        </text:list-item>
        <text:list-item>
          <text:p text:style-name="P82">Name, Vorname, Geb.-Datum<text:span text:style-name="Fußnotenzeichen"><text:note text:note-class="footnote" text:id="_ftn4"><text:note-citation>5</text:note-citation><text:note-body><text:p text:style-name="Fußnotentext"><text:s/>Einlesen der Daten über die GDT-Schnittstelle</text:p></text:note-body></text:note></text:span><text:s/><text:tab/><text:tab/>(des Patienten)</text:p>
        </text:list-item>
        <text:list-item>
          <text:p text:style-name="P83">Vers.-Status 5-stellig<text:tab/><text:tab/><text:tab/>(Versichertenstatus)</text:p>
        </text:list-item>
        <text:list-item>
          <text:p text:style-name="P84">Versichertennummer</text:p>
        </text:list-item>
        <text:list-item>
          <text:p text:style-name="P85">IK-Nr<text:tab/><text:tab/><text:tab/><text:tab/><text:tab/>(Institutskennzeichen<text:s/>der Krankenkasse)</text:p>
        </text:list-item>
        <text:list-item>
          <text:p text:style-name="P86">Behandlungs-Datum</text:p>
        </text:list-item>
        <text:list-item>
          <text:p text:style-name="P87">Leistung<text:span text:style-name="Fußnotenzeichen"><text:note text:note-class="footnote" text:id="_ftn5"><text:note-citation>6</text:note-citation><text:note-body><text:p text:style-name="Fußnotentext"><text:s/>AMD-02, AMD-03, AMD-05, AMD-07, AMD-09</text:p></text:note-body></text:note></text:span></text:p>
        </text:list-item>
        <text:list-item>
          <text:p text:style-name="P88">Indikationstext<text:span text:style-name="Fußnotenzeichen"><text:note text:note-class="footnote" text:id="_ftn6"><text:note-citation>7</text:note-citation><text:note-body><text:p text:style-name="Fußnotentext"><text:s/>Diagnostikpauschale, Intravitreale Injektion, postoperative Nachsorge</text:p></text:note-body></text:note></text:span><text:tab/><text:tab/><text:tab/></text:p>
        </text:list-item>
        <text:list-item>
          <text:p text:style-name="P89">Lokalisation LA/RA<text:tab/><text:tab/><text:tab/>(rechtes / linkes Auge)</text:p>
        </text:list-item>
        <text:list-item>
          <text:p text:style-name="P90">LANR<text:tab/><text:tab/><text:tab/><text:tab/><text:tab/>(Lebenslange Arztnummer)</text:p>
        </text:list-item>
        <text:list-item>
          <text:p text:style-name="P91">Geschlecht w/m</text:p>
        </text:list-item>
        <text:list-item>
          <text:p text:style-name="P92">Versichertenkarte gültig</text:p>
        </text:list-item>
        <text:list-item>
          <text:p text:style-name="P93">Zuzahlungskennzeichen<text:span text:style-name="Fußnotenzeichen"><text:note text:note-class="footnote" text:id="_ftn7"><text:note-citation>8</text:note-citation><text:note-body><text:p text:style-name="Fußnotentext"><text:s/>entfällt</text:p></text:note-body></text:note></text:span><text:tab/></text:p>
        </text:list-item>
        <text:list-item>
          <text:p text:style-name="P94">Art der Inanspruchnahme<text:span text:style-name="Fußnotenzeichen"><text:note text:note-class="footnote" text:id="_ftn8"><text:note-citation>9</text:note-citation><text:note-body><text:p text:style-name="Fußnotentext"><text:s/>1=ambulant oder 2=stationär (nur Augenklinik Rendsburg), immer 1</text:p></text:note-body></text:note></text:span></text:p>
        </text:list-item>
        <text:list-item>
          <text:p text:style-name="P95">Unfall/U.-Folgen/Versorgungsleiden<text:span text:style-name="Fußnotenzeichen"><text:note text:note-class="footnote" text:id="_ftn9"><text:note-citation>10</text:note-citation><text:note-body><text:p text:style-name="Fußnotentext"><text:s/>generell<text:s/><text:span text:style-name="T96">nein</text:span></text:p></text:note-body></text:note></text:span></text:p>
        </text:list-item>
        <text:list-item>
          <text:p text:style-name="P97">ICD 10<text:span text:style-name="Fußnotenzeichen"><text:note text:note-class="footnote" text:id="_ftn10"><text:note-citation>11</text:note-citation><text:note-body><text:p text:style-name="Fußnotentext"><text:s/>H35.3</text:p></text:note-body></text:note></text:span></text:p>
        </text:list-item>
        <text:list-item>
          <text:p text:style-name="P98">Diagnosesicherheit<text:span text:style-name="Fußnotenzeichen"><text:note text:note-class="footnote" text:id="_ftn11"><text:note-citation>12</text:note-citation><text:note-body><text:p text:style-name="Fußnotentext"><text:s/>G</text:p></text:note-body></text:note></text:span></text:p>
        </text:list-item>
        <text:list-item>
          <text:p text:style-name="P99">OPS-Schlüssel<text:span text:style-name="Fußnotenzeichen"><text:note text:note-class="footnote" text:id="_ftn12"><text:note-citation>13</text:note-citation><text:note-body><text:p text:style-name="Fußnotentext"><text:s/>5-156.9 (nur bei AMD 07 für die Injektion</text:p></text:note-body></text:note></text:span></text:p>
        </text:list-item>
        <text:list-item>
          <text:p text:style-name="P100">Geleistete Zuzahlung<text:span text:style-name="Fußnotenzeichen"><text:note text:note-class="footnote" text:id="_ftn13"><text:note-citation>14</text:note-citation><text:note-body><text:p text:style-name="Fußnotentext"><text:s/>0,00€</text:p></text:note-body></text:note></text:span></text:p>
        </text:list-item>
        <text:list-item>
          <text:p text:style-name="P101">Vertragl. Vereinbarte<text:s/>Zuzahl.<text:span text:style-name="Fußnotenzeichen"><text:note text:note-class="footnote" text:id="_ftn14"><text:note-citation>15</text:note-citation><text:note-body><text:p text:style-name="Fußnotentext"><text:s/>0,00€</text:p></text:note-body></text:note></text:span></text:p>
        </text:list-item>
      </text:list>
      <text:p text:style-name="P102"/>
      <text:p text:style-name="P103">Übersicht der Abrechnungspositionen:</text:p>
      <text:list text:style-name="LFO9" text:continue-numbering="true">
        <text:list-item>
          <text:p text:style-name="P104">AMD-02:<text:tab/><text:tab/>OCT</text:p>
        </text:list-item>
        <text:list-item>
          <text:p text:style-name="P105">AMD-04:<text:tab/><text:tab/>Diagnostik</text:p>
        </text:list-item>
        <text:list-item>
          <text:p text:style-name="P106">AMD-03:<text:tab/><text:tab/>Diagnostikpauschale (FAG und/oder OCT)</text:p>
        </text:list-item>
        <text:list-item>
          <text:p text:style-name="P107">AMD-05:<text:tab/><text:tab/>Diagnostik (Verlaufs- und Kontrolldiagnostik)</text:p>
        </text:list-item>
        <text:list-item>
          <text:p text:style-name="P108">AMD-06:<text:tab/><text:tab/>Leistungskomplexpauschale mit Ranibizumab</text:p>
        </text:list-item>
        <text:list-item>
          <text:p text:style-name="P109">AMD-07:<text:tab/><text:tab/>intravitreale Injektion</text:p>
        </text:list-item>
        <text:list-item>
          <text:p text:style-name="P110">AMD-08:<text:tab/><text:tab/>Leistungskomplexpauschale ohne Ranibizumab</text:p>
        </text:list-item>
        <text:list-item>
          <text:p text:style-name="P111">AMD-09:<text:tab/><text:tab/>postoperativer Leistungskomplex</text:p>
        </text:list-item>
        <text:list-item>
          <text:p text:style-name="P112">AMD-10:<text:tab/><text:tab/>postoperativer Leistungskomplex</text:p>
        </text:list-item>
      </text:list>
      <text:p text:style-name="P113"/>
      <text:p text:style-name="P114">Übersicht Diagnosen und Prozeduren:</text:p>
      <text:list text:style-name="LFO10" text:continue-numbering="true">
        <text:list-item>
          <text:p text:style-name="P115">Diagnosen</text:p>
        </text:list-item>
      </text:list>
      <text:list text:style-name="LFO9" text:continue-numbering="true">
        <text:list-item>
          <text:p text:style-name="P116">H35.3 G:<text:tab/><text:tab/>Makuladegeneration (AMD, exsudativ)</text:p>
        </text:list-item>
        <text:list-item>
          <text:p text:style-name="P117">H36.0 und</text:p>
          <text:list text:continue-numbering="true">
            <text:list-item>
              <text:p text:style-name="P118">E10.3+<text:tab/><text:tab/>Typ 1</text:p>
            </text:list-item>
            <text:list-item>
              <text:p text:style-name="P119">E11.3+<text:tab/><text:tab/>Typ 2</text:p>
            </text:list-item>
            <text:list-item>
              <text:p text:style-name="P120">E14.3+<text:tab/><text:tab/>nicht näher spezifiziert</text:p>
            </text:list-item>
          </text:list>
        </text:list-item>
        <text:list-item>
          <text:p text:style-name="P121">H34.8 G<text:tab/><text:tab/>Retinaler<text:s/>venöser Verschluss (RVV)</text:p>
        </text:list-item>
      </text:list>
      <text:p text:style-name="P122"/>
      <text:list text:style-name="LFO10" text:continue-numbering="true">
        <text:list-item>
          <text:p text:style-name="P123">Prozedur<text:s/></text:p>
        </text:list-item>
      </text:list>
      <text:list text:style-name="LFO9" text:continue-numbering="true">
        <text:list-item>
          <text:p text:style-name="P124">Operative Leistung: <text:s/><text:tab/>OPS 5-156.9<text:tab/>(bezieht sich ausschließlich auf die intravitreale<text:s/><text:s text:c="2"/></text:p>
        </text:list-item>
      </text:list>
      <text:p text:style-name="P125"><text:s text:c="43"/>Injektion und wird immer mit OPS 5-156.9 kodiert)</text:p>
      <text:list text:style-name="LFO9" text:continue-numbering="true">
        <text:list-item>
          <text:p text:style-name="P126">Nicht operative Leistung:<text:s/>keine Angabe (Diagnostik und Nachsorge können nicht mittels OPS kodiert werden. Hier ist lediglich der Diagnosecode anzugeben)<text:tab/></text:p>
        </text:list-item>
      </text:list>
      <text:p text:style-name="P127"/>
      <text:p text:style-name="P12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Endnotentext" style:display-name="Endnotentext" style:family="paragraph" style:parent-style-name="Standard">
      <style:paragraph-properties fo:margin-bottom="0in" fo:line-height="100%"/>
      <style:text-properties fo:font-size="10pt" style:font-size-asian="10pt" style:font-size-complex="10pt" fo:hyphenate="false"/>
    </style:style>
    <style:style style:name="EndnotentextZchn" style:display-name="Endnotentext Zchn" style:family="text" style:parent-style-name="Absatz-Standardschriftart">
      <style:text-properties fo:font-size="10pt" style:font-size-asian="10pt" style:font-size-complex="10pt"/>
    </style:style>
    <style:style style:name="Endnotenzeichen" style:display-name="Endnotenzeichen" style:family="text" style:parent-style-name="Absatz-Standardschriftart">
      <style:text-properties style:text-position="super 63.6%"/>
    </style:style>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style:style style:name="WW_CharLFO1LVL4" style:family="text">
      <style:text-properties style:font-name="Wingdings" style:font-name-asian="Calibri" style:font-name-complex="Times New Roman"/>
    </style:style>
    <style:style style:name="WW_CharLFO3LVL1" style:family="text">
      <style:text-properties style:text-underline-type="double" style:text-underline-style="solid" style:text-underline-width="auto" style:text-underline-mode="continuous"/>
    </style:style>
    <style:style style:name="WW_CharLFO6LVL1" style:family="text">
      <style:text-properties style:font-name="Calibri"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Calibri"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draw:marker draw:name="a7" svg:viewBox="0 0 20 30" svg:d="m10 0-10 30h20z"/>
    <draw:marker draw:name="a3" svg:viewBox="0 0 20 30" svg:d="m10 0-10 30h20z"/>
    <draw:marker draw:name="a13" svg:viewBox="0 0 20 30" svg:d="m10 0-10 30h20z"/>
    <draw:marker draw:name="a5" svg:viewBox="0 0 20 30" svg:d="m10 0-10 30h20z"/>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1LVL4" text:bullet-char="">
        <style:list-level-properties text:space-before="1.75in" text:min-label-width="0.25in"/>
        <style:text-properties style:font-name="Wingdings"/>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3937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5in" text:min-label-width="0.25in"/>
        <style:text-properties style:font-name="Calibri"/>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Calibri"/>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footer>
        <text:p text:style-name="Fußzeile"/>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ichael Wackernagel</meta:initial-creator>
    <dc:creator>Michael Wackernagel</dc:creator>
    <meta:creation-date>2014-05-21T17:30:00Z</meta:creation-date>
    <dc:date>2014-05-21T17:30:00Z</dc:date>
    <meta:template xlink:href="Normal" xlink:type="simple"/>
    <meta:editing-cycles>2</meta:editing-cycles>
    <meta:editing-duration>PT0S</meta:editing-duration>
    <meta:document-statistic meta:page-count="4" meta:paragraph-count="9" meta:word-count="643" meta:character-count="4691" meta:row-count="33" meta:non-whitespace-character-count="4057"/>
  </office:meta>
</office:document-meta>
</file>